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0930000127300000AC0FD586DA08D7AD969.svg" manifest:media-type="image/svg+xml"/>
  <manifest:file-entry manifest:full-path="Pictures/10000201000000B300000068007DA3E1614998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75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722cm" svg:height="2.751cm" svg:x="0cm" svg:y="0cm">
          <draw:image xlink:href="Pictures/100010930000127300000AC0FD586DA08D7AD969.svg" xlink:type="simple" xlink:show="embed" xlink:actuate="onLoad" loext:mime-type="image/svg+xml">
            <text:p/>
          </draw:image>
          <draw:image xlink:href="Pictures/10000201000000B300000068007DA3E1614998B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52cm" fo:margin-bottom="0.152cm" fo:margin-left="0.152cm" fo:margin-right="0.152cm" fo:page-width="4.723cm" fo:page-height="2.7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07T03:36:17.462000000</dc:date>
    <meta:editing-duration>PT42S</meta:editing-duration>
    <meta:editing-cycles>1</meta:editing-cycles>
    <meta:document-statistic meta:object-count="1"/>
    <meta:generator>Trio_Office/6.2.8.2$Windows_x86 LibreOffice_project/</meta:generator>
  </office:meta>
</office:document-meta>
</file>